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FF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fo:background-color="#FFFF0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0.92729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5.29166666666667cm" style:use-optimal-column-width="true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9.4pt" style:use-optimal-row-height="false" fo:break-before="auto"/>
    </style:style>
    <style:style style:name="ro6" style:family="table-row">
      <style:table-row-properties style:row-height="56.2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office:value-type="string" table:style-name="ce3">
            <text:p>Utilise le token</text:p>
          </table:table-cell>
          <table:table-cell table:number-columns-repeated="13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6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office:value-type="string" table:style-name="ce18">
            <text:p>X</text:p>
          </table:table-cell>
          <table:table-cell table:number-columns-repeated="14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 &amp; Charles PIGUET</text:p>
          </table:table-cell>
          <table:table-cell table:style-name="ce2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27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27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27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7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5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6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Dylan CLEMENT</text:p>
          </table:table-cell>
          <table:table-cell table:style-name="ce28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Dylan CLEMENT</text:p>
          </table:table-cell>
          <table:table-cell table:style-name="ce28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20"/>
          <table:table-cell table:number-columns-repeated="2" table:style-name="ce21"/>
          <table:table-cell table:style-name="ce20"/>
          <table:table-cell table:number-columns-repeated="17" table:style-name="ce22"/>
          <table:table-cell table:number-columns-repeated="16362" table:style-name="ce23"/>
        </table:table-row>
        <table:table-row table:style-name="ro1">
          <table:table-cell office:value-type="string" table:style-name="ce24">
            <text:p>n°</text:p>
          </table:table-cell>
          <table:table-cell office:value-type="string" table:style-name="ce24">
            <text:p>priorité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9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9"/>
          <table:table-cell office:value-type="string" table:style-name="ce25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7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24T17:15:16Z</dc:date>
    <meta:editing-cycles>5</meta:editing-cycles>
    <meta:editing-duration>PT3335S</meta:editing-duration>
  </office:meta>
</office:document-meta>
</file>